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2_base_optical_poses" table:style-name="ta1">
        <table:shapes>
          <draw:frame draw:z-index="0" draw:style-name="gr1" draw:text-style-name="P1" svg:width="453.51pt" svg:height="255.09pt" svg:x="646.81pt" svg:y="38.21pt">
            <loext:p draw:notify-on-update-of-ranges="test2_base_optical_poses.G4:test2_base_optical_poses.G40 test2_base_optical_poses.H4:test2_base_optical_poses.H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Results</text:p>
          </table:table-cell>
          <table:table-cell table:number-columns-repeated="2"/>
          <table:table-cell table:style-name="ce1" office:value-type="string" calcext:value-type="string">
            <text:p>Results from m to mm</text:p>
          </table:table-cell>
          <table:table-cell table:number-columns-repeated="2"/>
          <table:table-cell table:style-name="ce1" office:value-type="string" calcext:value-type="string">
            <text:p>Total error</text:p>
          </table:table-cell>
          <table:table-cell/>
        </table:table-row>
        <table:table-row table:style-name="ro1">
          <table:table-cell table:style-name="ce1" office:value-type="string" calcext:value-type="string">
            <text:p>x [m]</text:p>
          </table:table-cell>
          <table:table-cell table:style-name="ce1" office:value-type="string" calcext:value-type="string">
            <text:p>y [m]</text:p>
          </table:table-cell>
          <table:table-cell/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y [mm]</text:p>
          </table:table-cell>
          <table:table-cell/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y [mm]</text:p>
          </table:table-cell>
        </table:table-row>
        <table:table-row table:style-name="ro1">
          <table:table-cell office:value-type="float" office:value="-0.123897673042191" calcext:value-type="float">
            <text:p>-0.123897673</text:p>
          </table:table-cell>
          <table:table-cell office:value-type="float" office:value="-0.341879165222111" calcext:value-type="float">
            <text:p>-0.3418791652</text:p>
          </table:table-cell>
          <table:table-cell/>
          <table:table-cell table:formula="of:=[.A4]*1000" office:value-type="float" office:value="-123.897673042191" calcext:value-type="float">
            <text:p>-123.8976730422</text:p>
          </table:table-cell>
          <table:table-cell table:formula="of:=[.B4]*1000" office:value-type="float" office:value="-341.879165222111" calcext:value-type="float">
            <text:p>-341.8791652221</text:p>
          </table:table-cell>
          <table:table-cell/>
          <table:table-cell table:formula="of:=[.D4]-[.$D$46]" office:value-type="float" office:value="-0.842997599066365" calcext:value-type="float">
            <text:p>-0.8429975991</text:p>
          </table:table-cell>
          <table:table-cell table:formula="of:=[.E4]-[.$E$46]" office:value-type="float" office:value="3.03340388811608" calcext:value-type="float">
            <text:p>3.0334038881</text:p>
          </table:table-cell>
        </table:table-row>
        <table:table-row table:style-name="ro1">
          <table:table-cell office:value-type="float" office:value="-0.123744244391161" calcext:value-type="float">
            <text:p>-0.1237442444</text:p>
          </table:table-cell>
          <table:table-cell office:value-type="float" office:value="-0.342395765997769" calcext:value-type="float">
            <text:p>-0.342395766</text:p>
          </table:table-cell>
          <table:table-cell/>
          <table:table-cell table:formula="of:=[.A5]*1000" office:value-type="float" office:value="-123.744244391161" calcext:value-type="float">
            <text:p>-123.7442443912</text:p>
          </table:table-cell>
          <table:table-cell table:formula="of:=[.B5]*1000" office:value-type="float" office:value="-342.395765997769" calcext:value-type="float">
            <text:p>-342.3957659978</text:p>
          </table:table-cell>
          <table:table-cell/>
          <table:table-cell table:formula="of:=[.D5]-[.$D$46]" office:value-type="float" office:value="-0.689568948036737" calcext:value-type="float">
            <text:p>-0.689568948</text:p>
          </table:table-cell>
          <table:table-cell table:formula="of:=[.E5]-[.$E$46]" office:value-type="float" office:value="2.51680311245747" calcext:value-type="float">
            <text:p>2.5168031125</text:p>
          </table:table-cell>
        </table:table-row>
        <table:table-row table:style-name="ro1">
          <table:table-cell office:value-type="float" office:value="-0.123573532283074" calcext:value-type="float">
            <text:p>-0.1235735323</text:p>
          </table:table-cell>
          <table:table-cell office:value-type="float" office:value="-0.343258423577843" calcext:value-type="float">
            <text:p>-0.3432584236</text:p>
          </table:table-cell>
          <table:table-cell/>
          <table:table-cell table:formula="of:=[.A6]*1000" office:value-type="float" office:value="-123.573532283074" calcext:value-type="float">
            <text:p>-123.5735322831</text:p>
          </table:table-cell>
          <table:table-cell table:formula="of:=[.B6]*1000" office:value-type="float" office:value="-343.258423577843" calcext:value-type="float">
            <text:p>-343.2584235778</text:p>
          </table:table-cell>
          <table:table-cell/>
          <table:table-cell table:formula="of:=[.D6]-[.$D$46]" office:value-type="float" office:value="-0.518856839949805" calcext:value-type="float">
            <text:p>-0.5188568399</text:p>
          </table:table-cell>
          <table:table-cell table:formula="of:=[.E6]-[.$E$46]" office:value-type="float" office:value="1.65414553238361" calcext:value-type="float">
            <text:p>1.6541455324</text:p>
          </table:table-cell>
        </table:table-row>
        <table:table-row table:style-name="ro1">
          <table:table-cell office:value-type="float" office:value="-0.123698425636901" calcext:value-type="float">
            <text:p>-0.1236984256</text:p>
          </table:table-cell>
          <table:table-cell office:value-type="float" office:value="-0.343813061595637" calcext:value-type="float">
            <text:p>-0.3438130616</text:p>
          </table:table-cell>
          <table:table-cell/>
          <table:table-cell table:formula="of:=[.A7]*1000" office:value-type="float" office:value="-123.698425636901" calcext:value-type="float">
            <text:p>-123.6984256369</text:p>
          </table:table-cell>
          <table:table-cell table:formula="of:=[.B7]*1000" office:value-type="float" office:value="-343.813061595637" calcext:value-type="float">
            <text:p>-343.8130615956</text:p>
          </table:table-cell>
          <table:table-cell/>
          <table:table-cell table:formula="of:=[.D7]-[.$D$46]" office:value-type="float" office:value="-0.643750193776683" calcext:value-type="float">
            <text:p>-0.6437501938</text:p>
          </table:table-cell>
          <table:table-cell table:formula="of:=[.E7]-[.$E$46]" office:value-type="float" office:value="1.09950751458962" calcext:value-type="float">
            <text:p>1.0995075146</text:p>
          </table:table-cell>
        </table:table-row>
        <table:table-row table:style-name="ro1">
          <table:table-cell office:value-type="float" office:value="-0.123497477094149" calcext:value-type="float">
            <text:p>-0.1234974771</text:p>
          </table:table-cell>
          <table:table-cell office:value-type="float" office:value="-0.344601489995658" calcext:value-type="float">
            <text:p>-0.34460149</text:p>
          </table:table-cell>
          <table:table-cell/>
          <table:table-cell table:formula="of:=[.A8]*1000" office:value-type="float" office:value="-123.497477094149" calcext:value-type="float">
            <text:p>-123.4974770941</text:p>
          </table:table-cell>
          <table:table-cell table:formula="of:=[.B8]*1000" office:value-type="float" office:value="-344.601489995658" calcext:value-type="float">
            <text:p>-344.6014899957</text:p>
          </table:table-cell>
          <table:table-cell/>
          <table:table-cell table:formula="of:=[.D8]-[.$D$46]" office:value-type="float" office:value="-0.44280165102461" calcext:value-type="float">
            <text:p>-0.442801651</text:p>
          </table:table-cell>
          <table:table-cell table:formula="of:=[.E8]-[.$E$46]" office:value-type="float" office:value="0.311079114568543" calcext:value-type="float">
            <text:p>0.3110791146</text:p>
          </table:table-cell>
        </table:table-row>
        <table:table-row table:style-name="ro1">
          <table:table-cell office:value-type="float" office:value="-0.123294835925034" calcext:value-type="float">
            <text:p>-0.1232948359</text:p>
          </table:table-cell>
          <table:table-cell office:value-type="float" office:value="-0.344806667196717" calcext:value-type="float">
            <text:p>-0.3448066672</text:p>
          </table:table-cell>
          <table:table-cell/>
          <table:table-cell table:formula="of:=[.A9]*1000" office:value-type="float" office:value="-123.294835925034" calcext:value-type="float">
            <text:p>-123.294835925</text:p>
          </table:table-cell>
          <table:table-cell table:formula="of:=[.B9]*1000" office:value-type="float" office:value="-344.806667196717" calcext:value-type="float">
            <text:p>-344.8066671967</text:p>
          </table:table-cell>
          <table:table-cell/>
          <table:table-cell table:formula="of:=[.D9]-[.$D$46]" office:value-type="float" office:value="-0.240160481909854" calcext:value-type="float">
            <text:p>-0.2401604819</text:p>
          </table:table-cell>
          <table:table-cell table:formula="of:=[.E9]-[.$E$46]" office:value-type="float" office:value="0.105901913510138" calcext:value-type="float">
            <text:p>0.1059019135</text:p>
          </table:table-cell>
        </table:table-row>
        <table:table-row table:style-name="ro1">
          <table:table-cell office:value-type="float" office:value="-0.123087749860534" calcext:value-type="float">
            <text:p>-0.1230877499</text:p>
          </table:table-cell>
          <table:table-cell office:value-type="float" office:value="-0.345614762766939" calcext:value-type="float">
            <text:p>-0.3456147628</text:p>
          </table:table-cell>
          <table:table-cell/>
          <table:table-cell table:formula="of:=[.A10]*1000" office:value-type="float" office:value="-123.087749860534" calcext:value-type="float">
            <text:p>-123.0877498605</text:p>
          </table:table-cell>
          <table:table-cell table:formula="of:=[.B10]*1000" office:value-type="float" office:value="-345.614762766939" calcext:value-type="float">
            <text:p>-345.6147627669</text:p>
          </table:table-cell>
          <table:table-cell/>
          <table:table-cell table:formula="of:=[.D10]-[.$D$46]" office:value-type="float" office:value="-0.0330744174099351" calcext:value-type="float">
            <text:p>-0.0330744174</text:p>
          </table:table-cell>
          <table:table-cell table:formula="of:=[.E10]-[.$E$46]" office:value-type="float" office:value="-0.702193656712154" calcext:value-type="float">
            <text:p>-0.7021936567</text:p>
          </table:table-cell>
        </table:table-row>
        <table:table-row table:style-name="ro1">
          <table:table-cell office:value-type="float" office:value="-0.122974000811139" calcext:value-type="float">
            <text:p>-0.1229740008</text:p>
          </table:table-cell>
          <table:table-cell office:value-type="float" office:value="-0.346226166577279" calcext:value-type="float">
            <text:p>-0.3462261666</text:p>
          </table:table-cell>
          <table:table-cell/>
          <table:table-cell table:formula="of:=[.A11]*1000" office:value-type="float" office:value="-122.974000811139" calcext:value-type="float">
            <text:p>-122.9740008111</text:p>
          </table:table-cell>
          <table:table-cell table:formula="of:=[.B11]*1000" office:value-type="float" office:value="-346.226166577279" calcext:value-type="float">
            <text:p>-346.2261665773</text:p>
          </table:table-cell>
          <table:table-cell/>
          <table:table-cell table:formula="of:=[.D11]-[.$D$46]" office:value-type="float" office:value="0.0806746319850333" calcext:value-type="float">
            <text:p>0.080674632</text:p>
          </table:table-cell>
          <table:table-cell table:formula="of:=[.E11]-[.$E$46]" office:value-type="float" office:value="-1.31359746705181" calcext:value-type="float">
            <text:p>-1.3135974671</text:p>
          </table:table-cell>
        </table:table-row>
        <table:table-row table:style-name="ro1">
          <table:table-cell office:value-type="float" office:value="-0.122801663056594" calcext:value-type="float">
            <text:p>-0.1228016631</text:p>
          </table:table-cell>
          <table:table-cell office:value-type="float" office:value="-0.346699054337275" calcext:value-type="float">
            <text:p>-0.3466990543</text:p>
          </table:table-cell>
          <table:table-cell/>
          <table:table-cell table:formula="of:=[.A12]*1000" office:value-type="float" office:value="-122.801663056594" calcext:value-type="float">
            <text:p>-122.8016630566</text:p>
          </table:table-cell>
          <table:table-cell table:formula="of:=[.B12]*1000" office:value-type="float" office:value="-346.699054337275" calcext:value-type="float">
            <text:p>-346.6990543373</text:p>
          </table:table-cell>
          <table:table-cell/>
          <table:table-cell table:formula="of:=[.D12]-[.$D$46]" office:value-type="float" office:value="0.25301238653077" calcext:value-type="float">
            <text:p>0.2530123865</text:p>
          </table:table-cell>
          <table:table-cell table:formula="of:=[.E12]-[.$E$46]" office:value-type="float" office:value="-1.78648522704765" calcext:value-type="float">
            <text:p>-1.786485227</text:p>
          </table:table-cell>
        </table:table-row>
        <table:table-row table:style-name="ro1">
          <table:table-cell office:value-type="float" office:value="-0.12271257573321" calcext:value-type="float">
            <text:p>-0.1227125757</text:p>
          </table:table-cell>
          <table:table-cell office:value-type="float" office:value="-0.347479238233502" calcext:value-type="float">
            <text:p>-0.3474792382</text:p>
          </table:table-cell>
          <table:table-cell/>
          <table:table-cell table:formula="of:=[.A13]*1000" office:value-type="float" office:value="-122.71257573321" calcext:value-type="float">
            <text:p>-122.7125757332</text:p>
          </table:table-cell>
          <table:table-cell table:formula="of:=[.B13]*1000" office:value-type="float" office:value="-347.479238233503" calcext:value-type="float">
            <text:p>-347.4792382335</text:p>
          </table:table-cell>
          <table:table-cell/>
          <table:table-cell table:formula="of:=[.D13]-[.$D$46]" office:value-type="float" office:value="0.342099709914507" calcext:value-type="float">
            <text:p>0.3420997099</text:p>
          </table:table-cell>
          <table:table-cell table:formula="of:=[.E13]-[.$E$46]" office:value-type="float" office:value="-2.56666912327563" calcext:value-type="float">
            <text:p>-2.5666691233</text:p>
          </table:table-cell>
        </table:table-row>
        <table:table-row table:style-name="ro1">
          <table:table-cell office:value-type="float" office:value="-0.12130046974475" calcext:value-type="float">
            <text:p>-0.1213004697</text:p>
          </table:table-cell>
          <table:table-cell office:value-type="float" office:value="-0.344496911610808" calcext:value-type="float">
            <text:p>-0.3444969116</text:p>
          </table:table-cell>
          <table:table-cell/>
          <table:table-cell table:formula="of:=[.A14]*1000" office:value-type="float" office:value="-121.30046974475" calcext:value-type="float">
            <text:p>-121.3004697448</text:p>
          </table:table-cell>
          <table:table-cell table:formula="of:=[.B14]*1000" office:value-type="float" office:value="-344.496911610808" calcext:value-type="float">
            <text:p>-344.4969116108</text:p>
          </table:table-cell>
          <table:table-cell/>
          <table:table-cell table:formula="of:=[.D14]-[.$D$46]" office:value-type="float" office:value="1.75420569837431" calcext:value-type="float">
            <text:p>1.7542056984</text:p>
          </table:table-cell>
          <table:table-cell table:formula="of:=[.E14]-[.$E$46]" office:value-type="float" office:value="0.415657499419183" calcext:value-type="float">
            <text:p>0.4156574994</text:p>
          </table:table-cell>
        </table:table-row>
        <table:table-row table:style-name="ro1">
          <table:table-cell office:value-type="float" office:value="-0.121790476099662" calcext:value-type="float">
            <text:p>-0.1217904761</text:p>
          </table:table-cell>
          <table:table-cell office:value-type="float" office:value="-0.344635086749031" calcext:value-type="float">
            <text:p>-0.3446350867</text:p>
          </table:table-cell>
          <table:table-cell/>
          <table:table-cell table:formula="of:=[.A15]*1000" office:value-type="float" office:value="-121.790476099662" calcext:value-type="float">
            <text:p>-121.7904760997</text:p>
          </table:table-cell>
          <table:table-cell table:formula="of:=[.B15]*1000" office:value-type="float" office:value="-344.635086749031" calcext:value-type="float">
            <text:p>-344.635086749</text:p>
          </table:table-cell>
          <table:table-cell/>
          <table:table-cell table:formula="of:=[.D15]-[.$D$46]" office:value-type="float" office:value="1.26419934346202" calcext:value-type="float">
            <text:p>1.2641993435</text:p>
          </table:table-cell>
          <table:table-cell table:formula="of:=[.E15]-[.$E$46]" office:value-type="float" office:value="0.277482361195609" calcext:value-type="float">
            <text:p>0.2774823612</text:p>
          </table:table-cell>
        </table:table-row>
        <table:table-row table:style-name="ro1">
          <table:table-cell office:value-type="float" office:value="-0.121836899292994" calcext:value-type="float">
            <text:p>-0.1218368993</text:p>
          </table:table-cell>
          <table:table-cell office:value-type="float" office:value="-0.344907800863673" calcext:value-type="float">
            <text:p>-0.3449078009</text:p>
          </table:table-cell>
          <table:table-cell/>
          <table:table-cell table:formula="of:=[.A16]*1000" office:value-type="float" office:value="-121.836899292994" calcext:value-type="float">
            <text:p>-121.836899293</text:p>
          </table:table-cell>
          <table:table-cell table:formula="of:=[.B16]*1000" office:value-type="float" office:value="-344.907800863673" calcext:value-type="float">
            <text:p>-344.9078008637</text:p>
          </table:table-cell>
          <table:table-cell/>
          <table:table-cell table:formula="of:=[.D16]-[.$D$46]" office:value-type="float" office:value="1.21777615013026" calcext:value-type="float">
            <text:p>1.2177761501</text:p>
          </table:table-cell>
          <table:table-cell table:formula="of:=[.E16]-[.$E$46]" office:value-type="float" office:value="0.00476824655402197" calcext:value-type="float">
            <text:p>0.0047682466</text:p>
          </table:table-cell>
        </table:table-row>
        <table:table-row table:style-name="ro1">
          <table:table-cell office:value-type="float" office:value="-0.122388014411792" calcext:value-type="float">
            <text:p>-0.1223880144</text:p>
          </table:table-cell>
          <table:table-cell office:value-type="float" office:value="-0.344802343714643" calcext:value-type="float">
            <text:p>-0.3448023437</text:p>
          </table:table-cell>
          <table:table-cell/>
          <table:table-cell table:formula="of:=[.A17]*1000" office:value-type="float" office:value="-122.388014411792" calcext:value-type="float">
            <text:p>-122.3880144118</text:p>
          </table:table-cell>
          <table:table-cell table:formula="of:=[.B17]*1000" office:value-type="float" office:value="-344.802343714643" calcext:value-type="float">
            <text:p>-344.8023437146</text:p>
          </table:table-cell>
          <table:table-cell/>
          <table:table-cell table:formula="of:=[.D17]-[.$D$46]" office:value-type="float" office:value="0.666661031332353" calcext:value-type="float">
            <text:p>0.6666610313</text:p>
          </table:table-cell>
          <table:table-cell table:formula="of:=[.E17]-[.$E$46]" office:value-type="float" office:value="0.110225395583882" calcext:value-type="float">
            <text:p>0.1102253956</text:p>
          </table:table-cell>
        </table:table-row>
        <table:table-row table:style-name="ro1">
          <table:table-cell office:value-type="float" office:value="-0.122943278285633" calcext:value-type="float">
            <text:p>-0.1229432783</text:p>
          </table:table-cell>
          <table:table-cell office:value-type="float" office:value="-0.344655307802214" calcext:value-type="float">
            <text:p>-0.3446553078</text:p>
          </table:table-cell>
          <table:table-cell/>
          <table:table-cell table:formula="of:=[.A18]*1000" office:value-type="float" office:value="-122.943278285633" calcext:value-type="float">
            <text:p>-122.9432782856</text:p>
          </table:table-cell>
          <table:table-cell table:formula="of:=[.B18]*1000" office:value-type="float" office:value="-344.655307802214" calcext:value-type="float">
            <text:p>-344.6553078022</text:p>
          </table:table-cell>
          <table:table-cell/>
          <table:table-cell table:formula="of:=[.D18]-[.$D$46]" office:value-type="float" office:value="0.111397157491496" calcext:value-type="float">
            <text:p>0.1113971575</text:p>
          </table:table-cell>
          <table:table-cell table:formula="of:=[.E18]-[.$E$46]" office:value-type="float" office:value="0.257261308013312" calcext:value-type="float">
            <text:p>0.257261308</text:p>
          </table:table-cell>
        </table:table-row>
        <table:table-row table:style-name="ro1">
          <table:table-cell office:value-type="float" office:value="-0.12325468857575" calcext:value-type="float">
            <text:p>-0.1232546886</text:p>
          </table:table-cell>
          <table:table-cell office:value-type="float" office:value="-0.344788972007199" calcext:value-type="float">
            <text:p>-0.344788972</text:p>
          </table:table-cell>
          <table:table-cell/>
          <table:table-cell table:formula="of:=[.A19]*1000" office:value-type="float" office:value="-123.25468857575" calcext:value-type="float">
            <text:p>-123.2546885758</text:p>
          </table:table-cell>
          <table:table-cell table:formula="of:=[.B19]*1000" office:value-type="float" office:value="-344.788972007199" calcext:value-type="float">
            <text:p>-344.7889720072</text:p>
          </table:table-cell>
          <table:table-cell/>
          <table:table-cell table:formula="of:=[.D19]-[.$D$46]" office:value-type="float" office:value="-0.200013132625799" calcext:value-type="float">
            <text:p>-0.2000131326</text:p>
          </table:table-cell>
          <table:table-cell table:formula="of:=[.E19]-[.$E$46]" office:value-type="float" office:value="0.123597103027407" calcext:value-type="float">
            <text:p>0.123597103</text:p>
          </table:table-cell>
        </table:table-row>
        <table:table-row table:style-name="ro1">
          <table:table-cell office:value-type="float" office:value="-0.123392509491965" calcext:value-type="float">
            <text:p>-0.1233925095</text:p>
          </table:table-cell>
          <table:table-cell office:value-type="float" office:value="-0.345054850497513" calcext:value-type="float">
            <text:p>-0.3450548505</text:p>
          </table:table-cell>
          <table:table-cell/>
          <table:table-cell table:formula="of:=[.A20]*1000" office:value-type="float" office:value="-123.392509491965" calcext:value-type="float">
            <text:p>-123.392509492</text:p>
          </table:table-cell>
          <table:table-cell table:formula="of:=[.B20]*1000" office:value-type="float" office:value="-345.054850497513" calcext:value-type="float">
            <text:p>-345.0548504975</text:p>
          </table:table-cell>
          <table:table-cell/>
          <table:table-cell table:formula="of:=[.D20]-[.$D$46]" office:value-type="float" office:value="-0.337834048840122" calcext:value-type="float">
            <text:p>-0.3378340488</text:p>
          </table:table-cell>
          <table:table-cell table:formula="of:=[.E20]-[.$E$46]" office:value-type="float" office:value="-0.142281387286118" calcext:value-type="float">
            <text:p>-0.1422813873</text:p>
          </table:table-cell>
        </table:table-row>
        <table:table-row table:style-name="ro1">
          <table:table-cell office:value-type="float" office:value="-0.123958728842556" calcext:value-type="float">
            <text:p>-0.1239587288</text:p>
          </table:table-cell>
          <table:table-cell office:value-type="float" office:value="-0.345310286034895" calcext:value-type="float">
            <text:p>-0.345310286</text:p>
          </table:table-cell>
          <table:table-cell/>
          <table:table-cell table:formula="of:=[.A21]*1000" office:value-type="float" office:value="-123.958728842556" calcext:value-type="float">
            <text:p>-123.9587288426</text:p>
          </table:table-cell>
          <table:table-cell table:formula="of:=[.B21]*1000" office:value-type="float" office:value="-345.310286034895" calcext:value-type="float">
            <text:p>-345.3102860349</text:p>
          </table:table-cell>
          <table:table-cell/>
          <table:table-cell table:formula="of:=[.D21]-[.$D$46]" office:value-type="float" office:value="-0.904053399431803" calcext:value-type="float">
            <text:p>-0.9040533994</text:p>
          </table:table-cell>
          <table:table-cell table:formula="of:=[.E21]-[.$E$46]" office:value-type="float" office:value="-0.397716924668146" calcext:value-type="float">
            <text:p>-0.3977169247</text:p>
          </table:table-cell>
        </table:table-row>
        <table:table-row table:style-name="ro1">
          <table:table-cell office:value-type="float" office:value="-0.124359599518643" calcext:value-type="float">
            <text:p>-0.1243595995</text:p>
          </table:table-cell>
          <table:table-cell office:value-type="float" office:value="-0.345420960571681" calcext:value-type="float">
            <text:p>-0.3454209606</text:p>
          </table:table-cell>
          <table:table-cell/>
          <table:table-cell table:formula="of:=[.A22]*1000" office:value-type="float" office:value="-124.359599518643" calcext:value-type="float">
            <text:p>-124.3595995186</text:p>
          </table:table-cell>
          <table:table-cell table:formula="of:=[.B22]*1000" office:value-type="float" office:value="-345.420960571681" calcext:value-type="float">
            <text:p>-345.4209605717</text:p>
          </table:table-cell>
          <table:table-cell/>
          <table:table-cell table:formula="of:=[.D22]-[.$D$46]" office:value-type="float" office:value="-1.30492407551874" calcext:value-type="float">
            <text:p>-1.3049240755</text:p>
          </table:table-cell>
          <table:table-cell table:formula="of:=[.E22]-[.$E$46]" office:value-type="float" office:value="-0.508391461454153" calcext:value-type="float">
            <text:p>-0.5083914615</text:p>
          </table:table-cell>
        </table:table-row>
        <table:table-row table:style-name="ro1">
          <table:table-cell office:value-type="float" office:value="-0.124458713585501" calcext:value-type="float">
            <text:p>-0.1244587136</text:p>
          </table:table-cell>
          <table:table-cell office:value-type="float" office:value="-0.345602449229064" calcext:value-type="float">
            <text:p>-0.3456024492</text:p>
          </table:table-cell>
          <table:table-cell/>
          <table:table-cell table:formula="of:=[.A23]*1000" office:value-type="float" office:value="-124.458713585501" calcext:value-type="float">
            <text:p>-124.4587135855</text:p>
          </table:table-cell>
          <table:table-cell table:formula="of:=[.B23]*1000" office:value-type="float" office:value="-345.602449229065" calcext:value-type="float">
            <text:p>-345.6024492291</text:p>
          </table:table-cell>
          <table:table-cell/>
          <table:table-cell table:formula="of:=[.D23]-[.$D$46]" office:value-type="float" office:value="-1.40403814237666" calcext:value-type="float">
            <text:p>-1.4040381424</text:p>
          </table:table-cell>
          <table:table-cell table:formula="of:=[.E23]-[.$E$46]" office:value-type="float" office:value="-0.689880118837607" calcext:value-type="float">
            <text:p>-0.6898801188</text:p>
          </table:table-cell>
        </table:table-row>
        <table:table-row table:style-name="ro1">
          <table:table-cell office:value-type="float" office:value="-0.122265183437501" calcext:value-type="float">
            <text:p>-0.1222651834</text:p>
          </table:table-cell>
          <table:table-cell office:value-type="float" office:value="-0.341436254410357" calcext:value-type="float">
            <text:p>-0.3414362544</text:p>
          </table:table-cell>
          <table:table-cell/>
          <table:table-cell table:formula="of:=[.A24]*1000" office:value-type="float" office:value="-122.265183437501" calcext:value-type="float">
            <text:p>-122.2651834375</text:p>
          </table:table-cell>
          <table:table-cell table:formula="of:=[.B24]*1000" office:value-type="float" office:value="-341.436254410357" calcext:value-type="float">
            <text:p>-341.4362544104</text:p>
          </table:table-cell>
          <table:table-cell/>
          <table:table-cell table:formula="of:=[.D24]-[.$D$46]" office:value-type="float" office:value="0.789492005623345" calcext:value-type="float">
            <text:p>0.7894920056</text:p>
          </table:table-cell>
          <table:table-cell table:formula="of:=[.E24]-[.$E$46]" office:value-type="float" office:value="3.47631469987022" calcext:value-type="float">
            <text:p>3.4763146999</text:p>
          </table:table-cell>
        </table:table-row>
        <table:table-row table:style-name="ro1">
          <table:table-cell office:value-type="float" office:value="-0.122018443830853" calcext:value-type="float">
            <text:p>-0.1220184438</text:p>
          </table:table-cell>
          <table:table-cell office:value-type="float" office:value="-0.341844864417149" calcext:value-type="float">
            <text:p>-0.3418448644</text:p>
          </table:table-cell>
          <table:table-cell/>
          <table:table-cell table:formula="of:=[.A25]*1000" office:value-type="float" office:value="-122.018443830853" calcext:value-type="float">
            <text:p>-122.0184438309</text:p>
          </table:table-cell>
          <table:table-cell table:formula="of:=[.B25]*1000" office:value-type="float" office:value="-341.844864417149" calcext:value-type="float">
            <text:p>-341.8448644171</text:p>
          </table:table-cell>
          <table:table-cell/>
          <table:table-cell table:formula="of:=[.D25]-[.$D$46]" office:value-type="float" office:value="1.03623161227117" calcext:value-type="float">
            <text:p>1.0362316123</text:p>
          </table:table-cell>
          <table:table-cell table:formula="of:=[.E25]-[.$E$46]" office:value-type="float" office:value="3.06770469307804" calcext:value-type="float">
            <text:p>3.0677046931</text:p>
          </table:table-cell>
        </table:table-row>
        <table:table-row table:style-name="ro1">
          <table:table-cell office:value-type="float" office:value="-0.122589119667768" calcext:value-type="float">
            <text:p>-0.1225891197</text:p>
          </table:table-cell>
          <table:table-cell office:value-type="float" office:value="-0.342634051681601" calcext:value-type="float">
            <text:p>-0.3426340517</text:p>
          </table:table-cell>
          <table:table-cell/>
          <table:table-cell table:formula="of:=[.A26]*1000" office:value-type="float" office:value="-122.589119667768" calcext:value-type="float">
            <text:p>-122.5891196678</text:p>
          </table:table-cell>
          <table:table-cell table:formula="of:=[.B26]*1000" office:value-type="float" office:value="-342.634051681601" calcext:value-type="float">
            <text:p>-342.6340516816</text:p>
          </table:table-cell>
          <table:table-cell/>
          <table:table-cell table:formula="of:=[.D26]-[.$D$46]" office:value-type="float" office:value="0.465555775356094" calcext:value-type="float">
            <text:p>0.4655557754</text:p>
          </table:table-cell>
          <table:table-cell table:formula="of:=[.E26]-[.$E$46]" office:value-type="float" office:value="2.27851742862634" calcext:value-type="float">
            <text:p>2.2785174286</text:p>
          </table:table-cell>
        </table:table-row>
        <table:table-row table:style-name="ro1">
          <table:table-cell office:value-type="float" office:value="-0.122715419915463" calcext:value-type="float">
            <text:p>-0.1227154199</text:p>
          </table:table-cell>
          <table:table-cell office:value-type="float" office:value="-0.343719988753623" calcext:value-type="float">
            <text:p>-0.3437199888</text:p>
          </table:table-cell>
          <table:table-cell/>
          <table:table-cell table:formula="of:=[.A27]*1000" office:value-type="float" office:value="-122.715419915463" calcext:value-type="float">
            <text:p>-122.7154199155</text:p>
          </table:table-cell>
          <table:table-cell table:formula="of:=[.B27]*1000" office:value-type="float" office:value="-343.719988753623" calcext:value-type="float">
            <text:p>-343.7199887536</text:p>
          </table:table-cell>
          <table:table-cell/>
          <table:table-cell table:formula="of:=[.D27]-[.$D$46]" office:value-type="float" office:value="0.339255527661038" calcext:value-type="float">
            <text:p>0.3392555277</text:p>
          </table:table-cell>
          <table:table-cell table:formula="of:=[.E27]-[.$E$46]" office:value-type="float" office:value="1.19258035660408" calcext:value-type="float">
            <text:p>1.1925803566</text:p>
          </table:table-cell>
        </table:table-row>
        <table:table-row table:style-name="ro1">
          <table:table-cell office:value-type="float" office:value="-0.123034134512831" calcext:value-type="float">
            <text:p>-0.1230341345</text:p>
          </table:table-cell>
          <table:table-cell office:value-type="float" office:value="-0.344449732238133" calcext:value-type="float">
            <text:p>-0.3444497322</text:p>
          </table:table-cell>
          <table:table-cell/>
          <table:table-cell table:formula="of:=[.A28]*1000" office:value-type="float" office:value="-123.034134512831" calcext:value-type="float">
            <text:p>-123.0341345128</text:p>
          </table:table-cell>
          <table:table-cell table:formula="of:=[.B28]*1000" office:value-type="float" office:value="-344.449732238134" calcext:value-type="float">
            <text:p>-344.4497322381</text:p>
          </table:table-cell>
          <table:table-cell/>
          <table:table-cell table:formula="of:=[.D28]-[.$D$46]" office:value-type="float" office:value="0.0205409302933077" calcext:value-type="float">
            <text:p>0.0205409303</text:p>
          </table:table-cell>
          <table:table-cell table:formula="of:=[.E28]-[.$E$46]" office:value-type="float" office:value="0.462836872093362" calcext:value-type="float">
            <text:p>0.4628368721</text:p>
          </table:table-cell>
        </table:table-row>
        <table:table-row table:style-name="ro1">
          <table:table-cell office:value-type="float" office:value="-0.123272232816684" calcext:value-type="float">
            <text:p>-0.1232722328</text:p>
          </table:table-cell>
          <table:table-cell office:value-type="float" office:value="-0.344873317098023" calcext:value-type="float">
            <text:p>-0.3448733171</text:p>
          </table:table-cell>
          <table:table-cell/>
          <table:table-cell table:formula="of:=[.A29]*1000" office:value-type="float" office:value="-123.272232816684" calcext:value-type="float">
            <text:p>-123.2722328167</text:p>
          </table:table-cell>
          <table:table-cell table:formula="of:=[.B29]*1000" office:value-type="float" office:value="-344.873317098023" calcext:value-type="float">
            <text:p>-344.873317098</text:p>
          </table:table-cell>
          <table:table-cell/>
          <table:table-cell table:formula="of:=[.D29]-[.$D$46]" office:value-type="float" office:value="-0.217557373559174" calcext:value-type="float">
            <text:p>-0.2175573736</text:p>
          </table:table-cell>
          <table:table-cell table:formula="of:=[.E29]-[.$E$46]" office:value-type="float" office:value="0.0392520122042015" calcext:value-type="float">
            <text:p>0.0392520122</text:p>
          </table:table-cell>
        </table:table-row>
        <table:table-row table:style-name="ro1">
          <table:table-cell office:value-type="float" office:value="-0.123217780122284" calcext:value-type="float">
            <text:p>-0.1232177801</text:p>
          </table:table-cell>
          <table:table-cell office:value-type="float" office:value="-0.345847893886029" calcext:value-type="float">
            <text:p>-0.3458478939</text:p>
          </table:table-cell>
          <table:table-cell/>
          <table:table-cell table:formula="of:=[.A30]*1000" office:value-type="float" office:value="-123.217780122284" calcext:value-type="float">
            <text:p>-123.2177801223</text:p>
          </table:table-cell>
          <table:table-cell table:formula="of:=[.B30]*1000" office:value-type="float" office:value="-345.847893886029" calcext:value-type="float">
            <text:p>-345.847893886</text:p>
          </table:table-cell>
          <table:table-cell/>
          <table:table-cell table:formula="of:=[.D30]-[.$D$46]" office:value-type="float" office:value="-0.163104679159488" calcext:value-type="float">
            <text:p>-0.1631046792</text:p>
          </table:table-cell>
          <table:table-cell table:formula="of:=[.E30]-[.$E$46]" office:value-type="float" office:value="-0.935324775801746" calcext:value-type="float">
            <text:p>-0.9353247758</text:p>
          </table:table-cell>
        </table:table-row>
        <table:table-row table:style-name="ro1">
          <table:table-cell office:value-type="float" office:value="-0.123845443101788" calcext:value-type="float">
            <text:p>-0.1238454431</text:p>
          </table:table-cell>
          <table:table-cell office:value-type="float" office:value="-0.346642945268021" calcext:value-type="float">
            <text:p>-0.3466429453</text:p>
          </table:table-cell>
          <table:table-cell/>
          <table:table-cell table:formula="of:=[.A31]*1000" office:value-type="float" office:value="-123.845443101788" calcext:value-type="float">
            <text:p>-123.8454431018</text:p>
          </table:table-cell>
          <table:table-cell table:formula="of:=[.B31]*1000" office:value-type="float" office:value="-346.642945268021" calcext:value-type="float">
            <text:p>-346.642945268</text:p>
          </table:table-cell>
          <table:table-cell/>
          <table:table-cell table:formula="of:=[.D31]-[.$D$46]" office:value-type="float" office:value="-0.790767658663256" calcext:value-type="float">
            <text:p>-0.7907676587</text:p>
          </table:table-cell>
          <table:table-cell table:formula="of:=[.E31]-[.$E$46]" office:value-type="float" office:value="-1.73037615779441" calcext:value-type="float">
            <text:p>-1.7303761578</text:p>
          </table:table-cell>
        </table:table-row>
        <table:table-row table:style-name="ro1">
          <table:table-cell office:value-type="float" office:value="-0.123915244257431" calcext:value-type="float">
            <text:p>-0.1239152443</text:p>
          </table:table-cell>
          <table:table-cell office:value-type="float" office:value="-0.347430081341185" calcext:value-type="float">
            <text:p>-0.3474300813</text:p>
          </table:table-cell>
          <table:table-cell/>
          <table:table-cell table:formula="of:=[.A32]*1000" office:value-type="float" office:value="-123.915244257431" calcext:value-type="float">
            <text:p>-123.9152442574</text:p>
          </table:table-cell>
          <table:table-cell table:formula="of:=[.B32]*1000" office:value-type="float" office:value="-347.430081341185" calcext:value-type="float">
            <text:p>-347.4300813412</text:p>
          </table:table-cell>
          <table:table-cell/>
          <table:table-cell table:formula="of:=[.D32]-[.$D$46]" office:value-type="float" office:value="-0.860568814307001" calcext:value-type="float">
            <text:p>-0.8605688143</text:p>
          </table:table-cell>
          <table:table-cell table:formula="of:=[.E32]-[.$E$46]" office:value-type="float" office:value="-2.51751223095812" calcext:value-type="float">
            <text:p>-2.517512231</text:p>
          </table:table-cell>
        </table:table-row>
        <table:table-row table:style-name="ro1">
          <table:table-cell office:value-type="float" office:value="-0.124515204833539" calcext:value-type="float">
            <text:p>-0.1245152048</text:p>
          </table:table-cell>
          <table:table-cell office:value-type="float" office:value="-0.348050401057127" calcext:value-type="float">
            <text:p>-0.3480504011</text:p>
          </table:table-cell>
          <table:table-cell/>
          <table:table-cell table:formula="of:=[.A33]*1000" office:value-type="float" office:value="-124.515204833539" calcext:value-type="float">
            <text:p>-124.5152048335</text:p>
          </table:table-cell>
          <table:table-cell table:formula="of:=[.B33]*1000" office:value-type="float" office:value="-348.050401057127" calcext:value-type="float">
            <text:p>-348.0504010571</text:p>
          </table:table-cell>
          <table:table-cell/>
          <table:table-cell table:formula="of:=[.D33]-[.$D$46]" office:value-type="float" office:value="-1.46052939041452" calcext:value-type="float">
            <text:p>-1.4605293904</text:p>
          </table:table-cell>
          <table:table-cell table:formula="of:=[.E33]-[.$E$46]" office:value-type="float" office:value="-3.13783194689995" calcext:value-type="float">
            <text:p>-3.1378319469</text:p>
          </table:table-cell>
        </table:table-row>
        <table:table-row table:style-name="ro1">
          <table:table-cell office:value-type="float" office:value="-0.120463151611494" calcext:value-type="float">
            <text:p>-0.1204631516</text:p>
          </table:table-cell>
          <table:table-cell office:value-type="float" office:value="-0.347407959520482" calcext:value-type="float">
            <text:p>-0.3474079595</text:p>
          </table:table-cell>
          <table:table-cell/>
          <table:table-cell table:formula="of:=[.A34]*1000" office:value-type="float" office:value="-120.463151611494" calcext:value-type="float">
            <text:p>-120.4631516115</text:p>
          </table:table-cell>
          <table:table-cell table:formula="of:=[.B34]*1000" office:value-type="float" office:value="-347.407959520482" calcext:value-type="float">
            <text:p>-347.4079595205</text:p>
          </table:table-cell>
          <table:table-cell/>
          <table:table-cell table:formula="of:=[.D34]-[.$D$46]" office:value-type="float" office:value="2.59152383163057" calcext:value-type="float">
            <text:p>2.5915238316</text:p>
          </table:table-cell>
          <table:table-cell table:formula="of:=[.E34]-[.$E$46]" office:value-type="float" office:value="-2.49539041025486" calcext:value-type="float">
            <text:p>-2.4953904103</text:p>
          </table:table-cell>
        </table:table-row>
        <table:table-row table:style-name="ro1">
          <table:table-cell office:value-type="float" office:value="-0.121075217887635" calcext:value-type="float">
            <text:p>-0.1210752179</text:p>
          </table:table-cell>
          <table:table-cell office:value-type="float" office:value="-0.347178325768692" calcext:value-type="float">
            <text:p>-0.3471783258</text:p>
          </table:table-cell>
          <table:table-cell/>
          <table:table-cell table:formula="of:=[.A35]*1000" office:value-type="float" office:value="-121.075217887635" calcext:value-type="float">
            <text:p>-121.0752178876</text:p>
          </table:table-cell>
          <table:table-cell table:formula="of:=[.B35]*1000" office:value-type="float" office:value="-347.178325768692" calcext:value-type="float">
            <text:p>-347.1783257687</text:p>
          </table:table-cell>
          <table:table-cell/>
          <table:table-cell table:formula="of:=[.D35]-[.$D$46]" office:value-type="float" office:value="1.97945755548979" calcext:value-type="float">
            <text:p>1.9794575555</text:p>
          </table:table-cell>
          <table:table-cell table:formula="of:=[.E35]-[.$E$46]" office:value-type="float" office:value="-2.26575665846474" calcext:value-type="float">
            <text:p>-2.2657566585</text:p>
          </table:table-cell>
        </table:table-row>
        <table:table-row table:style-name="ro1">
          <table:table-cell office:value-type="float" office:value="-0.121304546652236" calcext:value-type="float">
            <text:p>-0.1213045467</text:p>
          </table:table-cell>
          <table:table-cell office:value-type="float" office:value="-0.346775171334279" calcext:value-type="float">
            <text:p>-0.3467751713</text:p>
          </table:table-cell>
          <table:table-cell/>
          <table:table-cell table:formula="of:=[.A36]*1000" office:value-type="float" office:value="-121.304546652236" calcext:value-type="float">
            <text:p>-121.3045466522</text:p>
          </table:table-cell>
          <table:table-cell table:formula="of:=[.B36]*1000" office:value-type="float" office:value="-346.775171334279" calcext:value-type="float">
            <text:p>-346.7751713343</text:p>
          </table:table-cell>
          <table:table-cell/>
          <table:table-cell table:formula="of:=[.D36]-[.$D$46]" office:value-type="float" office:value="1.75012879088887" calcext:value-type="float">
            <text:p>1.7501287909</text:p>
          </table:table-cell>
          <table:table-cell table:formula="of:=[.E36]-[.$E$46]" office:value-type="float" office:value="-1.8626022240519" calcext:value-type="float">
            <text:p>-1.8626022241</text:p>
          </table:table-cell>
        </table:table-row>
        <table:table-row table:style-name="ro1">
          <table:table-cell office:value-type="float" office:value="-0.122244225540581" calcext:value-type="float">
            <text:p>-0.1222442255</text:p>
          </table:table-cell>
          <table:table-cell office:value-type="float" office:value="-0.346162315216923" calcext:value-type="float">
            <text:p>-0.3461623152</text:p>
          </table:table-cell>
          <table:table-cell/>
          <table:table-cell table:formula="of:=[.A37]*1000" office:value-type="float" office:value="-122.244225540581" calcext:value-type="float">
            <text:p>-122.2442255406</text:p>
          </table:table-cell>
          <table:table-cell table:formula="of:=[.B37]*1000" office:value-type="float" office:value="-346.162315216923" calcext:value-type="float">
            <text:p>-346.1623152169</text:p>
          </table:table-cell>
          <table:table-cell/>
          <table:table-cell table:formula="of:=[.D37]-[.$D$46]" office:value-type="float" office:value="0.810449902543297" calcext:value-type="float">
            <text:p>0.8104499025</text:p>
          </table:table-cell>
          <table:table-cell table:formula="of:=[.E37]-[.$E$46]" office:value-type="float" office:value="-1.24974610669614" calcext:value-type="float">
            <text:p>-1.2497461067</text:p>
          </table:table-cell>
        </table:table-row>
        <table:table-row table:style-name="ro1">
          <table:table-cell office:value-type="float" office:value="-0.122835331000289" calcext:value-type="float">
            <text:p>-0.122835331</text:p>
          </table:table-cell>
          <table:table-cell office:value-type="float" office:value="-0.345524132356498" calcext:value-type="float">
            <text:p>-0.3455241324</text:p>
          </table:table-cell>
          <table:table-cell/>
          <table:table-cell table:formula="of:=[.A38]*1000" office:value-type="float" office:value="-122.835331000289" calcext:value-type="float">
            <text:p>-122.8353310003</text:p>
          </table:table-cell>
          <table:table-cell table:formula="of:=[.B38]*1000" office:value-type="float" office:value="-345.524132356498" calcext:value-type="float">
            <text:p>-345.5241323565</text:p>
          </table:table-cell>
          <table:table-cell/>
          <table:table-cell table:formula="of:=[.D38]-[.$D$46]" office:value-type="float" office:value="0.219344442835379" calcext:value-type="float">
            <text:p>0.2193444428</text:p>
          </table:table-cell>
          <table:table-cell table:formula="of:=[.E38]-[.$E$46]" office:value-type="float" office:value="-0.611563246271544" calcext:value-type="float">
            <text:p>-0.6115632463</text:p>
          </table:table-cell>
        </table:table-row>
        <table:table-row table:style-name="ro1">
          <table:table-cell office:value-type="float" office:value="-0.123244756308391" calcext:value-type="float">
            <text:p>-0.1232447563</text:p>
          </table:table-cell>
          <table:table-cell office:value-type="float" office:value="-0.344778577447726" calcext:value-type="float">
            <text:p>-0.3447785774</text:p>
          </table:table-cell>
          <table:table-cell/>
          <table:table-cell table:formula="of:=[.A39]*1000" office:value-type="float" office:value="-123.244756308391" calcext:value-type="float">
            <text:p>-123.2447563084</text:p>
          </table:table-cell>
          <table:table-cell table:formula="of:=[.B39]*1000" office:value-type="float" office:value="-344.778577447726" calcext:value-type="float">
            <text:p>-344.7785774477</text:p>
          </table:table-cell>
          <table:table-cell/>
          <table:table-cell table:formula="of:=[.D39]-[.$D$46]" office:value-type="float" office:value="-0.190080865266609" calcext:value-type="float">
            <text:p>-0.1900808653</text:p>
          </table:table-cell>
          <table:table-cell table:formula="of:=[.E39]-[.$E$46]" office:value-type="float" office:value="0.133991662501217" calcext:value-type="float">
            <text:p>0.1339916625</text:p>
          </table:table-cell>
        </table:table-row>
        <table:table-row table:style-name="ro1">
          <table:table-cell office:value-type="float" office:value="-0.123531883467181" calcext:value-type="float">
            <text:p>-0.1235318835</text:p>
          </table:table-cell>
          <table:table-cell office:value-type="float" office:value="-0.344412580192064" calcext:value-type="float">
            <text:p>-0.3444125802</text:p>
          </table:table-cell>
          <table:table-cell/>
          <table:table-cell table:formula="of:=[.A40]*1000" office:value-type="float" office:value="-123.531883467181" calcext:value-type="float">
            <text:p>-123.5318834672</text:p>
          </table:table-cell>
          <table:table-cell table:formula="of:=[.B40]*1000" office:value-type="float" office:value="-344.412580192064" calcext:value-type="float">
            <text:p>-344.4125801921</text:p>
          </table:table-cell>
          <table:table-cell/>
          <table:table-cell table:formula="of:=[.D40]-[.$D$46]" office:value-type="float" office:value="-0.477208024056836" calcext:value-type="float">
            <text:p>-0.4772080241</text:p>
          </table:table-cell>
          <table:table-cell table:formula="of:=[.E40]-[.$E$46]" office:value-type="float" office:value="0.499988918162501" calcext:value-type="float">
            <text:p>0.4999889182</text:p>
          </table:table-cell>
        </table:table-row>
        <table:table-row table:style-name="ro1">
          <table:table-cell office:value-type="float" office:value="-0.123893734010926" calcext:value-type="float">
            <text:p>-0.123893734</text:p>
          </table:table-cell>
          <table:table-cell office:value-type="float" office:value="-0.344184933951724" calcext:value-type="float">
            <text:p>-0.344184934</text:p>
          </table:table-cell>
          <table:table-cell/>
          <table:table-cell table:formula="of:=[.A41]*1000" office:value-type="float" office:value="-123.893734010926" calcext:value-type="float">
            <text:p>-123.8937340109</text:p>
          </table:table-cell>
          <table:table-cell table:formula="of:=[.B41]*1000" office:value-type="float" office:value="-344.184933951724" calcext:value-type="float">
            <text:p>-344.1849339517</text:p>
          </table:table-cell>
          <table:table-cell/>
          <table:table-cell table:formula="of:=[.D41]-[.$D$46]" office:value-type="float" office:value="-0.839058567801771" calcext:value-type="float">
            <text:p>-0.8390585678</text:p>
          </table:table-cell>
          <table:table-cell table:formula="of:=[.E41]-[.$E$46]" office:value-type="float" office:value="0.727635158502892" calcext:value-type="float">
            <text:p>0.7276351585</text:p>
          </table:table-cell>
        </table:table-row>
        <table:table-row table:style-name="ro1">
          <table:table-cell office:value-type="float" office:value="-0.124459681324062" calcext:value-type="float">
            <text:p>-0.1244596813</text:p>
          </table:table-cell>
          <table:table-cell office:value-type="float" office:value="-0.343510148668376" calcext:value-type="float">
            <text:p>-0.3435101487</text:p>
          </table:table-cell>
          <table:table-cell/>
          <table:table-cell table:formula="of:=[.A42]*1000" office:value-type="float" office:value="-124.459681324062" calcext:value-type="float">
            <text:p>-124.4596813241</text:p>
          </table:table-cell>
          <table:table-cell table:formula="of:=[.B42]*1000" office:value-type="float" office:value="-343.510148668376" calcext:value-type="float">
            <text:p>-343.5101486684</text:p>
          </table:table-cell>
          <table:table-cell/>
          <table:table-cell table:formula="of:=[.D42]-[.$D$46]" office:value-type="float" office:value="-1.40500588093774" calcext:value-type="float">
            <text:p>-1.4050058809</text:p>
          </table:table-cell>
          <table:table-cell table:formula="of:=[.E42]-[.$E$46]" office:value-type="float" office:value="1.40242044185123" calcext:value-type="float">
            <text:p>1.4024204419</text:p>
          </table:table-cell>
        </table:table-row>
        <table:table-row table:style-name="ro1">
          <table:table-cell office:value-type="float" office:value="-0.124780727742804" calcext:value-type="float">
            <text:p>-0.1247807277</text:p>
          </table:table-cell>
          <table:table-cell office:value-type="float" office:value="-0.343190325219613" calcext:value-type="float">
            <text:p>-0.3431903252</text:p>
          </table:table-cell>
          <table:table-cell/>
          <table:table-cell table:formula="of:=[.A43]*1000" office:value-type="float" office:value="-124.780727742804" calcext:value-type="float">
            <text:p>-124.7807277428</text:p>
          </table:table-cell>
          <table:table-cell table:formula="of:=[.B43]*1000" office:value-type="float" office:value="-343.190325219613" calcext:value-type="float">
            <text:p>-343.1903252196</text:p>
          </table:table-cell>
          <table:table-cell/>
          <table:table-cell table:formula="of:=[.D43]-[.$D$46]" office:value-type="float" office:value="-1.72605229967974" calcext:value-type="float">
            <text:p>-1.7260522997</text:p>
          </table:table-cell>
          <table:table-cell table:formula="of:=[.E43]-[.$E$46]" office:value-type="float" office:value="1.72224389061358" calcext:value-type="float">
            <text:p>1.722243890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Calculate the average result in x and y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AVERAGE([.D4:.D43])" office:value-type="float" office:value="-123.054675443124" calcext:value-type="float">
            <text:p>-123.0546754431</text:p>
          </table:table-cell>
          <table:table-cell table:formula="of:=AVERAGE([.E4:.E43])" office:value-type="float" office:value="-344.912569110227" calcext:value-type="float">
            <text:p>-344.912569110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2">00/00/0000</text:date>, <text:time style:data-style-name="N2" text:time-value="16:15:50.9399748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2T16:16:42.904557164</dc:date>
    <meta:editing-duration>PT51M38S</meta:editing-duration>
    <meta:editing-cycles>10</meta:editing-cycles>
    <meta:generator>LibreOffice/5.1.6.2$Linux_X86_64 LibreOffice_project/10m0$Build-2</meta:generator>
    <meta:document-statistic meta:table-count="1" meta:cell-count="2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88cm" svg:y="0.316cm" chart:style-name="ch2">
          <text:p>Accuracy_test</text:p>
        </chart:title>
        <chart:legend chart:legend-position="end" svg:x="13.181cm" svg:y="4.201cm" style:legend-expansion="high" chart:style-name="ch3"/>
        <chart:plot-area chart:style-name="ch4" table:cell-range-address="test2_base_optical_poses.G4:test2_base_optical_poses.H40" chart:data-source-has-labels="row" svg:x="1.331cm" svg:y="1.275cm" svg:width="11.53cm" svg:height="6.564cm">
          <chartooo:coordinate-region svg:x="1.477cm" svg:y="1.474cm" svg:width="11.29cm" svg:height="6.166cm"/>
          <chart:axis chart:dimension="x" chart:name="primary-x" chart:style-name="ch5">
            <chart:title svg:x="6.589cm" svg:y="8.019cm" chart:style-name="ch6">
              <text:p>X[mm]</text:p>
            </chart:title>
            <chart:grid chart:style-name="ch7" chart:class="major"/>
          </chart:axis>
          <chart:axis chart:dimension="y" chart:name="primary-y" chart:style-name="ch5">
            <chart:title svg:x="0.451cm" svg:y="5.064cm" chart:style-name="ch8">
              <text:p>Y[mm]</text:p>
            </chart:title>
            <chart:grid chart:style-name="ch7" chart:class="major"/>
          </chart:axis>
          <chart:series chart:style-name="ch9" chart:values-cell-range-address="test2_base_optical_poses.H4:test2_base_optical_poses.H40" loext:label-string="center_points" chart:class="chart:scatter">
            <chart:domain table:cell-range-address="test2_base_optical_poses.G4:test2_base_optical_poses.G40"/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enter_poi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842997599066365">
                <text:p>-0.842997599066365</text:p>
                <draw:g>
                  <svg:desc>test2_base_optical_poses.G4:test2_base_optical_poses.G40</svg:desc>
                </draw:g>
              </table:table-cell>
              <table:table-cell office:value-type="float" office:value="3.03340388811608">
                <text:p>3.03340388811608</text:p>
                <draw:g>
                  <svg:desc>test2_base_optical_poses.H4:test2_base_optical_poses.H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689568948036737">
                <text:p>-0.689568948036737</text:p>
              </table:table-cell>
              <table:table-cell office:value-type="float" office:value="2.51680311245747">
                <text:p>2.516803112457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518856839949805">
                <text:p>-0.518856839949805</text:p>
              </table:table-cell>
              <table:table-cell office:value-type="float" office:value="1.65414553238361">
                <text:p>1.654145532383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643750193776683">
                <text:p>-0.643750193776683</text:p>
              </table:table-cell>
              <table:table-cell office:value-type="float" office:value="1.09950751458962">
                <text:p>1.09950751458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4280165102461">
                <text:p>-0.44280165102461</text:p>
              </table:table-cell>
              <table:table-cell office:value-type="float" office:value="0.311079114568543">
                <text:p>0.3110791145685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40160481909854">
                <text:p>-0.240160481909854</text:p>
              </table:table-cell>
              <table:table-cell office:value-type="float" office:value="0.105901913510138">
                <text:p>0.105901913510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330744174099351">
                <text:p>-0.0330744174099351</text:p>
              </table:table-cell>
              <table:table-cell office:value-type="float" office:value="-0.702193656712154">
                <text:p>-0.702193656712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06746319850333">
                <text:p>0.0806746319850333</text:p>
              </table:table-cell>
              <table:table-cell office:value-type="float" office:value="-1.31359746705181">
                <text:p>-1.313597467051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301238653077">
                <text:p>0.25301238653077</text:p>
              </table:table-cell>
              <table:table-cell office:value-type="float" office:value="-1.78648522704765">
                <text:p>-1.786485227047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2099709914507">
                <text:p>0.342099709914507</text:p>
              </table:table-cell>
              <table:table-cell office:value-type="float" office:value="-2.56666912327563">
                <text:p>-2.566669123275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5420569837431">
                <text:p>1.75420569837431</text:p>
              </table:table-cell>
              <table:table-cell office:value-type="float" office:value="0.415657499419183">
                <text:p>0.4156574994191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6419934346202">
                <text:p>1.26419934346202</text:p>
              </table:table-cell>
              <table:table-cell office:value-type="float" office:value="0.277482361195609">
                <text:p>0.2774823611956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1777615013026">
                <text:p>1.21777615013026</text:p>
              </table:table-cell>
              <table:table-cell office:value-type="float" office:value="0.00476824655402197">
                <text:p>0.004768246554021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6661031332353">
                <text:p>0.666661031332353</text:p>
              </table:table-cell>
              <table:table-cell office:value-type="float" office:value="0.110225395583882">
                <text:p>0.1102253955838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1397157491496">
                <text:p>0.111397157491496</text:p>
              </table:table-cell>
              <table:table-cell office:value-type="float" office:value="0.257261308013312">
                <text:p>0.2572613080133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200013132625799">
                <text:p>-0.200013132625799</text:p>
              </table:table-cell>
              <table:table-cell office:value-type="float" office:value="0.123597103027407">
                <text:p>0.1235971030274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37834048840122">
                <text:p>-0.337834048840122</text:p>
              </table:table-cell>
              <table:table-cell office:value-type="float" office:value="-0.142281387286118">
                <text:p>-0.1422813872861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904053399431803">
                <text:p>-0.904053399431803</text:p>
              </table:table-cell>
              <table:table-cell office:value-type="float" office:value="-0.397716924668146">
                <text:p>-0.3977169246681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30492407551874">
                <text:p>-1.30492407551874</text:p>
              </table:table-cell>
              <table:table-cell office:value-type="float" office:value="-0.508391461454153">
                <text:p>-0.5083914614541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40403814237666">
                <text:p>-1.40403814237666</text:p>
              </table:table-cell>
              <table:table-cell office:value-type="float" office:value="-0.689880118837607">
                <text:p>-0.6898801188376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89492005623345">
                <text:p>0.789492005623345</text:p>
              </table:table-cell>
              <table:table-cell office:value-type="float" office:value="3.47631469987022">
                <text:p>3.476314699870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3623161227117">
                <text:p>1.03623161227117</text:p>
              </table:table-cell>
              <table:table-cell office:value-type="float" office:value="3.06770469307804">
                <text:p>3.067704693078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65555775356094">
                <text:p>0.465555775356094</text:p>
              </table:table-cell>
              <table:table-cell office:value-type="float" office:value="2.27851742862634">
                <text:p>2.278517428626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39255527661038">
                <text:p>0.339255527661038</text:p>
              </table:table-cell>
              <table:table-cell office:value-type="float" office:value="1.19258035660408">
                <text:p>1.192580356604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05409302933077">
                <text:p>0.0205409302933077</text:p>
              </table:table-cell>
              <table:table-cell office:value-type="float" office:value="0.462836872093362">
                <text:p>0.4628368720933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217557373559174">
                <text:p>-0.217557373559174</text:p>
              </table:table-cell>
              <table:table-cell office:value-type="float" office:value="0.0392520122042015">
                <text:p>0.03925201220420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163104679159488">
                <text:p>-0.163104679159488</text:p>
              </table:table-cell>
              <table:table-cell office:value-type="float" office:value="-0.935324775801746">
                <text:p>-0.9353247758017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90767658663256">
                <text:p>-0.790767658663256</text:p>
              </table:table-cell>
              <table:table-cell office:value-type="float" office:value="-1.73037615779441">
                <text:p>-1.730376157794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860568814307001">
                <text:p>-0.860568814307001</text:p>
              </table:table-cell>
              <table:table-cell office:value-type="float" office:value="-2.51751223095812">
                <text:p>-2.517512230958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46052939041452">
                <text:p>-1.46052939041452</text:p>
              </table:table-cell>
              <table:table-cell office:value-type="float" office:value="-3.13783194689995">
                <text:p>-3.137831946899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59152383163057">
                <text:p>2.59152383163057</text:p>
              </table:table-cell>
              <table:table-cell office:value-type="float" office:value="-2.49539041025486">
                <text:p>-2.495390410254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7945755548979">
                <text:p>1.97945755548979</text:p>
              </table:table-cell>
              <table:table-cell office:value-type="float" office:value="-2.26575665846474">
                <text:p>-2.265756658464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75012879088887">
                <text:p>1.75012879088887</text:p>
              </table:table-cell>
              <table:table-cell office:value-type="float" office:value="-1.8626022240519">
                <text:p>-1.86260222405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10449902543297">
                <text:p>0.810449902543297</text:p>
              </table:table-cell>
              <table:table-cell office:value-type="float" office:value="-1.24974610669614">
                <text:p>-1.249746106696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19344442835379">
                <text:p>0.219344442835379</text:p>
              </table:table-cell>
              <table:table-cell office:value-type="float" office:value="-0.611563246271544">
                <text:p>-0.6115632462715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90080865266609">
                <text:p>-0.190080865266609</text:p>
              </table:table-cell>
              <table:table-cell office:value-type="float" office:value="0.133991662501217">
                <text:p>0.1339916625012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477208024056836">
                <text:p>-0.477208024056836</text:p>
              </table:table-cell>
              <table:table-cell office:value-type="float" office:value="0.499988918162501">
                <text:p>0.4999889181625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